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steppers</text:p>
          </table:table-cell>
          <table:table-cell table:style-name="ce1" office:value-type="string" calcext:value-type="string">
            <text:p>driver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28BYJ-48 </text:p>
          </table:table-cell>
          <table:table-cell table:style-name="ce2" office:value-type="string" calcext:value-type="string">
            <text:p>ULN2003</text:p>
          </table:table-cell>
          <table:table-cell/>
          <table:table-cell office:value-type="string" calcext:value-type="string">
            <text:p>https://www.aliexpress.com/item/32869969097.html?spm=a2g0o.productlist.0.0.6c875344PrqY2G&amp;algo_pvid=43bffee4-e441-4170-ba2d-66afe2b79d68&amp;algo_expid=43bffee4-e441-4170-ba2d-66afe2b79d68-1&amp;btsid=0b0a187916014736330735400ec91d&amp;ws_ab_test=searchweb0_0,searchweb201602_,searchweb201603_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58mm Plastic Omni Wheel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pe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SG90 serv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5:43:08.629428651</meta:creation-date>
    <dc:date>2020-09-30T16:30:36.407105651</dc:date>
    <meta:editing-duration>PT47M26S</meta:editing-duration>
    <meta:editing-cycles>4</meta:editing-cycles>
    <meta:generator>LibreOffice/6.4.5.2$Linux_X86_64 LibreOffice_project/40$Build-2</meta:generator>
    <meta:document-statistic meta:table-count="1" meta:cell-count="8" meta:object-count="0"/>
  </office:meta>
</office:document-meta>
</file>